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50.00%" fo:text-align="lef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5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text:list-style style:name="L19">
      <text:list-level-style-number text:level="1" style:num-suffix="." style:num-format="1">
        <style:list-level-properties text:space-before="116.40pt" text:min-label-width="18.00pt"/>
      </text:list-level-style-number>
    </text:list-style>
    <style:style style:name="P19" style:family="paragraph">
      <style:paragraph-properties fo:line-height="100.00%" fo:text-align="left" fo:margin-left="87.50pt" fo:text-indent="10.90pt">
        <style:tab-stops>
          <style:tab-stop style:position="838715.00pt"/>
        </style:tab-stops>
      </style:paragraph-properties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>
        <style:tab-stops>
          <style:tab-stop style:position="838802.50pt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13.70pt"/>
        </style:tab-stops>
      </style:paragraph-properties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15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1"><text:span text:style-name="T2"/></text:p>
      <text:p text:style-name="P1"><text:span text:style-name="T2"/></text:p>
      <text:p text:style-name="P2"><text:span text:style-name="T2"/></text:p>
      <text:p text:style-name="P3"><text:span text:style-name="T3">Nina Carducci</text:span></text:p>
      <text:p text:style-name="P3"><text:span text:style-name="T4"/></text:p>
      <text:p text:style-name="P4"><text:span text:style-name="T4"/></text:p>
      <text:p text:style-name="P5"><text:span text:style-name="T5">1 Comparatif avant et apres optimisation</text:span></text:p>
      <text:p text:style-name="P5"><text:span text:style-name="T5">2 Optimisation des performances</text:span></text:p>
      <text:p text:style-name="P5"><text:span text:style-name="T5">3 Optimisation de l'accessibilité</text:span></text:p>
      <text:p text:style-name="P5"><text:span text:style-name="T5">4 Optimisation du SEO (Search Engine Optimization)</text:span></text:p>
      <text:p text:style-name="P5"><text:span text:style-name="T5">5 Optimisation annexe</text:span></text:p>
      <text:p text:style-name="P5"><text:span text:style-name="T5">Annexe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/></text:p>
      <text:p text:style-name="P6"><text:span text:style-name="T7">1 Comparatif avant et apres optimisation</text:span></text:p>
      <text:p text:style-name="P6"><text:span text:style-name="T8"/></text:p>
      <text:p text:style-name="P6"><text:span text:style-name="T9">Score Lighthouse avant optimisation : </text:span></text:p>
      <text:p text:style-name="P7"><draw:frame text:anchor-type="as-char" svg:width="146.47mm" svg:height="32.39mm" style:rel-width="scale" style:rel-height="scale"><draw:object-ole xlink:href="OleObj1"/><draw:image xlink:href="ObjectReplacements/OleObj1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1">Score Lighthouse après optimisation :</text:span></text:p>
      <text:p text:style-name="P8"><draw:frame text:anchor-type="as-char" svg:width="147.11mm" svg:height="29.63mm" style:rel-width="scale" style:rel-height="scale"><draw:object-ole xlink:href="OleObj2"/><draw:image xlink:href="ObjectReplacements/OleObj2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3">2 Optimisation des performances</text:span></text:p>
      <text:p text:style-name="P8"><text:span text:style-name="T14"/></text:p>
      <text:p text:style-name="P8"><text:span text:style-name="T15">Score Lighthouse avant optimisation : </text:span></text:p>
      <text:p text:style-name="P9"><draw:frame text:anchor-type="as-char" svg:width="146.47mm" svg:height="95.25mm" style:rel-width="scale" style:rel-height="scale"><draw:object-ole xlink:href="OleObj3"/><draw:image xlink:href="ObjectReplacements/OleObj3"/></draw:frame><text:span text:style-name="T16"/></text:p>
      <text:p text:style-name="P9"><text:span text:style-name="T16"/></text:p>
      <text:p text:style-name="P9"><text:span text:style-name="T17">Score Lighthouse après optimisation :</text:span></text:p>
      <text:p text:style-name="P9"><draw:frame text:anchor-type="as-char" svg:width="146.47mm" svg:height="110.49mm" style:rel-width="scale" style:rel-height="scale"><draw:object-ole xlink:href="OleObj4"/><draw:image xlink:href="ObjectReplacements/OleObj4"/></draw:frame><text:span text:style-name="T18"/></text:p>
      <text:p text:style-name="P10"><text:span text:style-name="T19">Pour l'optimisation du site, il a fallu l'alleger afin de renre plus réactif.</text:span></text:p>
      <text:p text:style-name="P10"><text:span text:style-name="T19">Pour cela il a fallut:</text:span></text:p>
      <text:list text:style-name="L11">
        <text:list-item>
          <text:p text:style-name="P11"><text:span text:style-name="T19">changer le format des images passant de jpg/png à webp</text:span></text:p>
        </text:list-item>
        <text:list-item>
          <text:p text:style-name="P11"><text:span text:style-name="T19">redimension la taille des photos tout en gardant le ration de l'images</text:span></text:p>
        </text:list-item>
        <text:list-item>
          <text:p text:style-name="P11"><text:span text:style-name="T19">de ne pas compresser les photos fain de garder une bonne qualité d'images (ceci est un site de photographe)</text:span></text:p>
        </text:list-item>
        <text:list-item>
          <text:p text:style-name="P11"><text:span text:style-name="T19">nous permettant avec 15 images de passer d'un poids total de 23.7MB à 1.1MB faisant un gain de 95.4%</text:span></text:p>
        </text:list-item>
        <text:list-item>
          <text:p text:style-name="P11"><text:span text:style-name="T19">la minification des fichiers : styles.css , bootstrap.bundle.js et bootstrap.css</text:span></text:p>
        </text:list-item>
      </text:list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1">3 Optimisation de l'accessibilité</text:span></text:p>
      <text:p text:style-name="P12"><text:span text:style-name="T22"/></text:p>
      <text:p text:style-name="P12"><text:span text:style-name="T23">Score wave avant optimisation :</text:span></text:p>
      <text:p text:style-name="P13"><draw:frame text:anchor-type="as-char" svg:width="146.47mm" svg:height="107.10mm" style:rel-width="scale" style:rel-height="scale"><draw:object-ole xlink:href="OleObj5"/><draw:image xlink:href="ObjectReplacements/OleObj5"/></draw:frame><text:span text:style-name="T24"/></text:p>
      <text:p text:style-name="P14"><text:span text:style-name="T24"/></text:p>
      <text:p text:style-name="P14"><text:span text:style-name="T25">Score Lighthouse après optimisation :</text:span></text:p>
      <text:p text:style-name="P15"><draw:frame text:anchor-type="as-char" svg:width="85.30mm" svg:height="67.73mm" style:rel-width="scale" style:rel-height="scale"><draw:object-ole xlink:href="OleObj6"/><draw:image xlink:href="ObjectReplacements/OleObj6"/></draw:frame><text:span text:style-name="T26"/></text:p>
      <text:list text:style-name="L16">
        <text:list-item>
          <text:p text:style-name="P16"><text:span text:style-name="T27">ajout de "alt" aux balises &lt;img&gt; </text:span></text:p>
        </text:list-item>
        <text:list-item>
          <text:p text:style-name="P16"><text:span text:style-name="T27">ajout de "for" aux balises &lt;label&gt;</text:span></text:p>
        </text:list-item>
        <text:list-item>
          <text:p text:style-name="P16"><text:span text:style-name="T27">ajout du &lt;title&gt; dans la balise &lt;head&gt;</text:span></text:p>
        </text:list-item>
        <text:list-item>
          <text:p text:style-name="P16"><text:span text:style-name="T27">ajout de "lang="fr"" dans le balise &lt;html&gt;</text:span></text:p>
        </text:list-item>
        <text:list-item>
          <text:p text:style-name="P16"><text:span text:style-name="T27">ajout de fond noir au flêche blanche du caroussel afin de mieux les distiguées</text:span></text:p>
        </text:list-item>
        <text:list-item>
          <text:p text:style-name="P16"><text:span text:style-name="T27">changement de la couleur de texte des filtres lors de leur selection passant d'une écriture blanche à noir</text:span></text:p>
        </text:list-item>
        <text:list-item>
          <text:p text:style-name="P16"><text:span text:style-name="T27">agencement/ajout des balises &lt;h1&gt;,&lt;h2&gt;,&lt;h3&gt;,&lt;h4&gt;</text:span></text:p>
        </text:list-item>
      </text:list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9">4 Optimisation du SEO (Search Engine Optimization)</text:span></text:p>
      <text:p text:style-name="P17"><text:span text:style-name="T30"/></text:p>
      <text:p text:style-name="P17"><text:span text:style-name="T31">Analyse Rich Snippet avant optimisation : </text:span></text:p>
      <text:p text:style-name="P17"><draw:frame text:anchor-type="as-char" svg:width="146.47mm" svg:height="74.72mm" style:rel-width="scale" style:rel-height="scale"><draw:object-ole xlink:href="OleObj7"/><draw:image xlink:href="ObjectReplacements/OleObj7"/></draw:frame><text:span text:style-name="T32"/></text:p>
      <text:p text:style-name="P17"><text:span text:style-name="T33">Analyse Rich Snippet après optimisation : </text:span></text:p>
      <text:p text:style-name="P17"><draw:frame text:anchor-type="as-char" svg:width="146.47mm" svg:height="86.57mm" style:rel-width="scale" style:rel-height="scale"><draw:object-ole xlink:href="OleObj8"/><draw:image xlink:href="ObjectReplacements/OleObj8"/></draw:frame><text:span text:style-name="T34"/></text:p>
      <text:p text:style-name="P17"><text:span text:style-name="T35">Ajout de données dans &lt;head&gt;</text:span></text:p>
      <text:list text:style-name="L18">
        <text:list-item>
          <text:p text:style-name="P18"><text:span text:style-name="T35">ajout d'une balise &lt;title&gt;</text:span></text:p>
        </text:list-item>
        <text:list-item>
          <text:p text:style-name="P18"><text:span text:style-name="T35">ajout de données &lt;meta&gt; :</text:span></text:p>
        </text:list-item>
      </text:list>
      <text:list text:style-name="L19">
        <text:list-item>
          <text:p text:style-name="P19"><text:span text:style-name="T35">description</text:span></text:p>
        </text:list-item>
        <text:list-item>
          <text:p text:style-name="P19"><text:span text:style-name="T35">keyword</text:span></text:p>
        </text:list-item>
        <text:list-item>
          <text:p text:style-name="P19"><text:span text:style-name="T35">author</text:span></text:p>
        </text:list-item>
      </text:list>
      <text:list text:style-name="L20">
        <text:list-item>
          <text:p text:style-name="P20"><text:span text:style-name="T35">ajout de données pour schema.org : gestion de micro-données pour les bot</text:span></text:p>
        </text:list-item>
        <text:list-item>
          <text:p text:style-name="P20"><text:span text:style-name="T35">ajout de données par opengraph : gestion de card</text:span></text:p>
        </text:list-item>
        <text:list-item>
          <text:p text:style-name="P20"><text:span text:style-name="T35">ajout de données pour x.com : création de card</text:span></text:p>
        </text:list-item>
      </text:list>
      <text:p text:style-name="P21"><text:span text:style-name="T36"/></text:p>
      <text:p text:style-name="P21"><text:span text:style-name="T36"/></text:p>
      <text:p text:style-name="P21"><text:span text:style-name="T36"/></text:p>
      <text:p text:style-name="P22"><text:span text:style-name="T36"/></text:p>
      <text:p text:style-name="P22"><text:span text:style-name="T37">5 Optimisation annexe</text:span></text:p>
      <text:p text:style-name="P22"><text:span text:style-name="T38"/></text:p>
      <text:p text:style-name="P22"><text:span text:style-name="T39">La sémantique a été revu et corrigée afin d'amélioré l'accessibilité:</text:span></text:p>
      <text:list text:style-name="L23">
        <text:list-item>
          <text:p text:style-name="P23"><text:span text:style-name="T39">ajout de la balise &lt;header&gt;</text:span></text:p>
        </text:list-item>
        <text:list-item>
          <text:p text:style-name="P23"><text:span text:style-name="T39">ajout de la balise &lt;nav&gt;</text:span></text:p>
        </text:list-item>
        <text:list-item>
          <text:p text:style-name="P23"><text:span text:style-name="T39">ajout de la balise &lt;main&gt;</text:span></text:p>
        </text:list-item>
        <text:list-item>
          <text:p text:style-name="P23"><text:span text:style-name="T39">modification de balise &lt;div&gt; en balise &lt;section&gt;</text:span></text:p>
        </text:list-item>
        <text:list-item>
          <text:p text:style-name="P23"><text:span text:style-name="T39">ajout de la balise &lt;footer&gt;</text:span></text:p>
        </text:list-item>
      </text:list>
      <text:p text:style-name="P24"><text:span text:style-name="T40"/></text:p>
      <text:p text:style-name="P24"><text:span text:style-name="T40"/></text:p>
      <text:p text:style-name="P25"><text:span text:style-name="T41">Annexe</text:span></text:p>
      <text:p text:style-name="P25"><text:span text:style-name="T42"/></text:p>
      <text:p text:style-name="P26"><text:span text:style-name="T43">Rapport lighthouse</text:span></text:p>
      <text:p text:style-name="P26"><draw:frame text:anchor-type="as-char" svg:width="146.47mm" svg:height="461.86mm" style:rel-width="scale" style:rel-height="scale"><draw:object-ole xlink:href="OleObj9"/><draw:image xlink:href="ObjectReplacements/OleObj9"/></draw:frame><text:span text:style-name="T44"/></text:p>
      <text:p text:style-name="P26"><text:span text:style-name="T44"/></text:p>
      <text:p text:style-name="P26"><text:span text:style-name="T45">Rapport wave</text:span></text:p>
      <text:p text:style-name="P26"><draw:frame text:anchor-type="as-char" svg:width="85.30mm" svg:height="67.73mm" style:rel-width="scale" style:rel-height="scale"><draw:object-ole xlink:href="OleObj10"/><draw:image xlink:href="ObjectReplacements/OleObj10"/></draw:frame><text:span text:style-name="T46"/></text:p>
      <text:p text:style-name="P26"><text:span text:style-name="T46"/></text:p>
      <text:p text:style-name="P26"><text:span text:style-name="T47">Rapport Google Rich Snippet</text:span></text:p>
      <text:p text:style-name="P26"><draw:frame text:anchor-type="as-char" svg:width="146.47mm" svg:height="86.57mm" style:rel-width="scale" style:rel-height="scale"><draw:object-ole xlink:href="OleObj11"/><draw:image xlink:href="ObjectReplacements/OleObj11"/></draw:frame><text:span text:style-name="T48"/></text:p>
      <text:p text:style-name="P26"><text:span text:style-name="T48"/></text:p>
      <text:p text:style-name="P26"><text:span text:style-name="T48"/></text:p>
      <text:p text:style-name="P26"><text:span text:style-name="T48"/></text:p>
      <text:p text:style-name="P26"><text:span text:style-name="T48"/></text:p>
      <text:p text:style-name="P27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